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fd7e"/>
    </style:style>
    <style:style style:name="P2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3" style:family="paragraph" style:parent-style-name="Preformatted_20_Text">
      <style:text-properties fo:font-size="22pt" officeooo:rsid="0026cf31" officeooo:paragraph-rsid="0026cf31" style:font-size-asian="19.25pt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d50f" officeooo:paragraph-rsid="0027d50f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officeooo:paragraph-rsid="0026cf31"/>
    </style:style>
    <style:style style:name="P7" style:family="paragraph" style:parent-style-name="Standard">
      <style:text-properties fo:font-size="36pt" officeooo:rsid="00287786" officeooo:paragraph-rsid="00287786" style:font-size-asian="36pt" style:font-size-complex="36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6cf31" style:font-name-asian="Liberation Mono" style:font-size-asian="19.25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6cf31" officeooo:paragraph-rsid="00242103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60pt" fo:letter-spacing="normal" fo:font-style="normal" fo:font-weight="bold" officeooo:rsid="00242103" officeooo:paragraph-rsid="0026cf31" style:font-name-asian="Liberation Mono" style:font-size-asian="60pt" style:font-weight-asian="bold" style:font-name-complex="Liberation Mono" style:font-size-complex="60pt" style:font-weight-complex="bold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cf31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cf31" style:font-name-asian="Liberation Mono" style:font-size-asian="19.25pt" style:font-name-complex="Liberation Mono" style:font-size-complex="22pt"/>
    </style:style>
    <style:style style:name="T6" style:family="text">
      <style:text-properties fo:font-size="36pt" officeooo:rsid="0017fe9d" style:font-size-asian="36pt" style:font-size-complex="36pt"/>
    </style:style>
    <style:style style:name="T7" style:family="text">
      <style:text-properties fo:font-size="36pt" officeooo:rsid="0026cf31" style:font-size-asian="36pt" style:font-size-complex="36pt"/>
    </style:style>
    <style:style style:name="T8" style:family="text">
      <style:text-properties fo:font-size="22pt" officeooo:rsid="0017fe9d" style:font-size-asian="22pt" style:font-size-complex="22pt"/>
    </style:style>
    <style:style style:name="T9" style:family="text">
      <style:text-properties fo:font-size="22pt" officeooo:rsid="0026cf31" style:font-size-asian="22pt" style:font-size-complex="22pt"/>
    </style:style>
    <style:style style:name="T10" style:family="text">
      <style:text-properties officeooo:rsid="0026cf31"/>
    </style:style>
    <style:style style:name="T11" style:family="text">
      <style:text-properties officeooo:rsid="00287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Q</text:span>ueen – Crazy Little Thing</text:p>
      <text:p text:style-name="P1"><text:span text:style-name="T8">Original key: <text:s text:c="4"/>Us: </text:span></text:p>
      <text:p text:style-name="P4"/>
      <text:p text:style-name="P10"><text:s text:c="2"/><text:span text:style-name="T11">Sit Ou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7T10:48:41.988666789</dc:date>
    <meta:editing-duration>PT2H14M5S</meta:editing-duration>
    <meta:editing-cycles>2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" meta:word-count="9" meta:character-count="57" meta:non-whitespace-character-count="43"/>
  </office:meta>
</office:document-meta>
</file>